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esultSubscriber.onNext( Void aVo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esultSubscriber.on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ListenerWriteProcessor.setWritePossible( boolean writePos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bscription.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esultSubscriber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stenerWriteProcessor.setFailOnWrite( boolean failOn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stenerWriteProcessor.discardData( DataBuffer data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ultSubscriber.onError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stenerWriteProcessor.isWritePos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stenerWriteProcessor.write( DataBuffer data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ubscription.request( long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stenerWriteProcessor.writingFailed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Subscription.getDe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WriteProcessorTests.onNextWithoutDe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enerWriteProcessorTests.ioExceptionDuring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ResultSubscriber.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ListenerWriteProcessor.getDiscardedBuff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stenerWriteProcessor.isDataEmpty( DataBuffer data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WriteProcess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enerWriteProcessorTests.writePublishe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